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_5f_AND_5f_BODY-subtitle">
      <style:graphic-properties draw:fill-color="#ffffff" fo:min-height="11.654cm"/>
    </style:style>
    <style:style style:name="pr2" style:family="presentation" style:parent-style-name="TITLE_5f_AND_5f_BODY-notes">
      <style:graphic-properties draw:fill-color="#ffffff" fo:min-height="11.429cm"/>
    </style:style>
    <style:style style:name="pr3" style:family="presentation" style:parent-style-name="TITLE_5f_AND_5f_BODY-title">
      <style:graphic-properties draw:stroke="none" svg:stroke-width="0cm" draw:fill="none" draw:textarea-vertical-align="bottom" draw:auto-grow-height="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fo:min-height="8.036cm" fo:padding-top="0.254cm" fo:padding-bottom="0.254cm" fo:padding-left="0.254cm" fo:padding-right="0.254cm" fo:wrap-option="wrap"/>
    </style:style>
    <style:style style:name="pr5" style:family="presentation" style:parent-style-name="TITLE_5f_AND_5f_BODY-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5f_AND_5f_BODY-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AND_5f_BODY-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text-properties fo:color="#ff6600" fo:font-size="48pt" style:font-size-asian="48pt" style:font-size-complex="48pt"/>
    </style:style>
    <style:style style:name="P2" style:family="paragraph">
      <style:text-properties fo:font-size="20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0000ff"/>
    </style:style>
    <style:style style:name="P4" style:family="paragraph">
      <style:paragraph-properties fo:text-align="start" style:font-independent-line-spacing="true"/>
      <style:text-properties fo:color="#0000ff" fo:font-size="30pt"/>
    </style:style>
    <style:style style:name="P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8" style:family="paragraph">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font-independent-line-spacing="true"/>
      <style:text-properties style:text-line-through-styl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9900ff"/>
    </style:style>
    <style:style style:name="P11" style:family="paragraph">
      <style:paragraph-properties fo:text-align="start" style:font-independent-line-spacing="true"/>
      <style:text-properties fo:color="#9900ff" fo:font-size="30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3333ff"/>
    </style:style>
    <style:style style:name="P13" style:family="paragraph">
      <style:paragraph-properties fo:text-align="start" style:font-independent-line-spacing="true"/>
      <style:text-properties fo:color="#3333ff" fo:font-size="30pt"/>
    </style:style>
    <style:style style:name="T1" style:family="text">
      <style:text-properties fo:color="#ff6600" fo:font-size="48pt" style:font-size-asian="48pt" style:font-size-complex="48pt"/>
    </style:style>
    <style:style style:name="T2" style:family="text">
      <style:text-properties fo:color="#3333ff" fo:font-size="36pt" style:font-size-asian="36pt" style:font-size-complex="36pt"/>
    </style:style>
    <style:style style:name="T3" style:family="text">
      <style:text-properties fo:color="#000000" fo:font-size="32pt" style:font-size-asian="32pt" style:font-size-complex="32pt"/>
    </style:style>
    <style:style style:name="T4" style:family="text">
      <style:text-properties fo:color="#0000ff" style:text-line-through-style="none" style:text-position="0% 100%" fo:font-family="Oswald" fo:font-size="38.0999984741211pt" fo:letter-spacing="normal" fo:font-style="normal" style:text-underline-style="none" fo:font-weight="normal" style:font-family-asian="Oswald" style:font-size-asian="38.0999984741211pt" style:font-style-asian="normal" style:font-weight-asian="normal" style:font-family-complex="Oswald" style:font-size-complex="38.0999984741211pt" style:font-style-complex="normal" style:font-weight-complex="normal"/>
    </style:style>
    <style:style style:name="T5" style:family="text">
      <style:text-properties fo:color="#424242" style:text-line-through-style="none" style:text-position="0% 100%" fo:font-family="'Times New Roman'" fo:font-size="24pt" fo:letter-spacing="normal" fo:font-style="normal" style:text-underline-style="none" fo:font-weight="normal" style:font-family-asian="'Times New Roman'" style:font-size-asian="24pt" style:font-style-asian="normal" style:font-weight-asian="normal" style:font-family-complex="'Times New Roman'" style:font-size-complex="24pt" style:font-style-complex="normal" style:font-weight-complex="normal"/>
    </style:style>
    <style:style style:name="T6" style:family="text">
      <style:text-properties fo:color="#9900ff" style:text-line-through-style="none" style:text-position="0% 100%" fo:font-family="Oswald" fo:font-size="30pt" fo:letter-spacing="normal" fo:font-style="normal" style:text-underline-style="none" fo:font-weight="normal" style:font-family-asian="Oswald" style:font-size-asian="30pt" style:font-style-asian="normal" style:font-weight-asian="normal" style:font-family-complex="Oswald" style:font-size-complex="30pt" style:font-style-complex="normal" style:font-weight-complex="normal"/>
    </style:style>
    <style:style style:name="T7" style:family="text">
      <style:text-properties fo:color="#3333ff" style:text-line-through-style="none" style:text-position="0% 100%" fo:font-family="Oswald" fo:font-size="30pt" fo:letter-spacing="normal" fo:font-style="normal" style:text-underline-style="none" fo:font-weight="normal" style:font-family-asian="Oswald" style:font-size-asian="30pt" style:font-style-asian="normal" style:font-weight-asian="normal" style:font-family-complex="Oswald"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32">
        <draw:frame presentation:style-name="pr1" draw:text-style-name="P1" draw:layer="layout" svg:width="23.667cm" svg:height="11.654cm" svg:x="0.866cm" svg:y="1.035cm" presentation:class="subtitle">
          <draw:text-box>
            <text:p text:style-name="P1"><text:span text:style-name="T1">OPERATING SYSTEMS</text:span></text:p>
            <text:p text:style-name="P1"><text:span text:style-name="T2">Assignment 1 Overview</text:span></text:p>
            <text:p text:style-name="P1"><text:span text:style-name="T3">Lakshya Kumar Tangri 2018EE10222</text:span></text:p>
            <text:p text:style-name="P1"><text:span text:style-name="T3">Somanshu Singla 2018EE10314</text:span></text:p>
            <text:p text:style-name="P1"><text:span text:style-name="T3"/></text:p>
          </draw:text-box>
        </draw:frame>
        <presentation:notes draw:style-name="dp2">
          <draw:page-thumbnail draw:style-name="gr1" draw:layer="layout" svg:width="16.931cm" svg:height="9.524cm" svg:x="1.059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Implementing System calls" draw:style-name="dp1" draw:master-page-name="TITLE_5f_AND_5f_BODY" presentation:presentation-page-layout-name="AL2T1">
        <draw:frame draw:name="Google Shape;68;p14" presentation:style-name="pr3" draw:text-style-name="P4" draw:layer="layout" svg:width="23.667cm" svg:height="2.037cm" svg:x="0.866cm" svg:y="1.035cm" presentation:class="title" presentation:user-transformed="true">
          <draw:text-box>
            <text:p text:style-name="P3"><text:span text:style-name="T4">Implementing System calls</text:span></text:p>
          </draw:text-box>
        </draw:frame>
        <draw:frame draw:name="Google Shape;69;p14" presentation:style-name="pr4" draw:text-style-name="P8" draw:layer="layout" svg:width="23.667cm" svg:height="8.61cm" svg:x="0.866cm" svg:y="4.08cm" presentation:class="outline" presentation:user-transformed="true">
          <draw:text-box>
            <text:p text:style-name="P5"><text:span text:style-name="T5">We need to make changes to the following 4 files <text:s/></text:span></text:p>
            <text:p text:style-name="P6"><text:span text:style-name="T5">1)usys.S <text:s/>2)user.h 3)syscall.h 4)syscall.c</text:span></text:p>
            <text:p text:style-name="P6"><text:span text:style-name="T5">and <text:s/>add its implementation in either sysproc.c or proc.c or file with common header </text:span></text:p>
            <text:p text:style-name="P7"><text:span text:style-name="T5">Now one can add implementations of system calls like toggle,print count,add,ps,send,recv</text:span></text:p>
          </draw:text-box>
        </draw:frame>
        <presentation:notes draw:style-name="dp2">
          <draw:page-thumbnail draw:name="Google Shape;65;gc7b710cc74_0_106:notes" draw:style-name="gr1" draw:layer="layout" svg:width="16.932cm" svg:height="9.524cm" svg:x="1.059cm" svg:y="1.905cm" draw:page-number="2" presentation:class="page"/>
          <draw:frame draw:name="Google Shape;66;gc7b710cc74_0_106:notes" presentation:style-name="pr5" draw:text-style-name="P9" draw:layer="layout" svg:width="15.239cm" svg:height="11.429cm" svg:x="1.905cm" svg:y="12.065cm" presentation:class="notes" presentation:placeholder="true" presentation:user-transformed="true">
            <draw:text-box/>
          </draw:frame>
        </presentation:notes>
      </draw:page>
      <draw:page draw:name="Part 1" draw:style-name="dp1" draw:master-page-name="TITLE_5f_AND_5f_BODY" presentation:presentation-page-layout-name="AL2T1">
        <draw:frame draw:name="Google Shape;74;p15" presentation:style-name="pr3" draw:text-style-name="P11" draw:layer="layout" svg:width="23.667cm" svg:height="2.037cm" svg:x="0.866cm" svg:y="1.035cm" presentation:class="title" presentation:user-transformed="true">
          <draw:text-box>
            <text:p text:style-name="P10"><text:span text:style-name="T6">Part 1</text:span></text:p>
          </draw:text-box>
        </draw:frame>
        <draw:frame draw:name="Google Shape;75;p15" presentation:style-name="pr4" draw:text-style-name="P8" draw:layer="layout" svg:width="23.667cm" svg:height="8.61cm" svg:x="0.536cm" svg:y="4.163cm" presentation:class="outline" presentation:user-transformed="true">
          <draw:text-box>
            <text:p text:style-name="P5"><text:span text:style-name="T5">For toggle we use trace_off as a state variable which when changed either starts counting system calls in syscall array or clears it when set to 1.Printcount has been hardcoded as number of calls won’t change.Add call is very straight forward checking parameters and adding them </text:span></text:p>
            <text:p text:style-name="P5"><text:span text:style-name="T5">For sys_ps we have implemented it in proc.c as access to process table was needed and going throught table we <text:s/>checked if id!=0 and printed process</text:span></text:p>
          </draw:text-box>
        </draw:frame>
        <presentation:notes draw:style-name="dp2">
          <draw:page-thumbnail draw:name="Google Shape;71;gc7b710cc74_0_112:notes" draw:style-name="gr1" draw:layer="layout" svg:width="16.932cm" svg:height="9.524cm" svg:x="1.059cm" svg:y="1.905cm" draw:page-number="3" presentation:class="page"/>
          <draw:frame draw:name="Google Shape;72;gc7b710cc74_0_112:notes" presentation:style-name="pr6" draw:text-style-name="P9" draw:layer="layout" svg:width="15.239cm" svg:height="11.429cm" svg:x="1.905cm" svg:y="12.065cm" presentation:class="notes" presentation:placeholder="true" presentation:user-transformed="true">
            <draw:text-box/>
          </draw:frame>
        </presentation:notes>
      </draw:page>
      <draw:page draw:name="Part 2 : IPC " draw:style-name="dp1" draw:master-page-name="TITLE_5f_AND_5f_BODY" presentation:presentation-page-layout-name="AL2T1">
        <draw:frame draw:name="Google Shape;80;p16" presentation:style-name="pr3" draw:text-style-name="P13" draw:layer="layout" svg:width="23.667cm" svg:height="2.037cm" svg:x="0.866cm" svg:y="1.035cm" presentation:class="title" presentation:user-transformed="true">
          <draw:text-box>
            <text:p text:style-name="P12"><text:span text:style-name="T7">Part 2 : IPC </text:span></text:p>
          </draw:text-box>
        </draw:frame>
        <draw:frame draw:name="Google Shape;81;p16" presentation:style-name="pr4" draw:text-style-name="P8" draw:layer="layout" svg:width="23.667cm" svg:height="8.61cm" svg:x="0.866cm" svg:y="4.08cm" presentation:class="outline" presentation:user-transformed="true">
          <draw:text-box>
            <text:p text:style-name="P5"><text:span text:style-name="T5">We have kept messages in message queue(mailbox) for each process in an array i.e array of mailboxes</text:span></text:p>
            <text:p text:style-name="P6"><text:span text:style-name="T5">Now in send if message queue is not full add message and wakeup receiving msg if sleeping(as blocking recieve).Hence implemented in proc.c</text:span></text:p>
            <text:p text:style-name="P7"><text:span text:style-name="T5">For receive if message is found in mailbox,store it in the location else kernel must make the process sleep and then release lock</text:span></text:p>
          </draw:text-box>
        </draw:frame>
        <presentation:notes draw:style-name="dp2">
          <draw:page-thumbnail draw:name="Google Shape;77;gc7b710cc74_0_117:notes" draw:style-name="gr1" draw:layer="layout" svg:width="16.932cm" svg:height="9.524cm" svg:x="1.059cm" svg:y="1.905cm" draw:page-number="4" presentation:class="page"/>
          <draw:frame draw:name="Google Shape;78;gc7b710cc74_0_117:notes" presentation:style-name="pr7" draw:text-style-name="P9" draw:layer="layout" svg:width="15.239cm" svg:height="11.429cm" svg:x="1.905cm" svg:y="12.065cm" presentation:class="notes" presentation:placeholder="true" presentation:user-transformed="true">
            <draw:text-box/>
          </draw:frame>
        </presentation:notes>
      </draw:page>
      <draw:page draw:name="Distributed Algo using IPC" draw:style-name="dp1" draw:master-page-name="TITLE_5f_AND_5f_BODY" presentation:presentation-page-layout-name="AL2T1">
        <draw:frame draw:name="Google Shape;86;p17" presentation:style-name="pr3" draw:text-style-name="P11" draw:layer="layout" svg:width="23.667cm" svg:height="2.037cm" svg:x="0.866cm" svg:y="1.035cm" presentation:class="title" presentation:user-transformed="true">
          <draw:text-box>
            <text:p text:style-name="P10"><text:span text:style-name="T6">Distributed Algorithm using IPC</text:span></text:p>
          </draw:text-box>
        </draw:frame>
        <draw:frame draw:name="Google Shape;87;p17" presentation:style-name="pr4" draw:text-style-name="P8" draw:layer="layout" svg:width="23.667cm" svg:height="8.61cm" svg:x="0.866cm" svg:y="4.08cm" presentation:class="outline" presentation:user-transformed="true">
          <draw:text-box>
            <text:p text:style-name="P5"><text:span text:style-name="T5">We have created a shared memory and system call to store subarray sums and a system call to compute final sum</text:span></text:p>
            <text:p text:style-name="P6"><text:span text:style-name="T5">The parent process is the main coordinating process Now we have used fork thrice so that the main process is the coordinating process and all other 7 processes are sub-processes .The sub-process calculates sum of the part of array assigned to it and then sends a message to coordinating process which calls the sums system call for computing final sum </text:span></text:p>
          </draw:text-box>
        </draw:frame>
        <presentation:notes draw:style-name="dp2">
          <draw:page-thumbnail draw:name="Google Shape;83;gc7b710cc74_0_122:notes" draw:style-name="gr1" draw:layer="layout" svg:width="16.932cm" svg:height="9.524cm" svg:x="1.059cm" svg:y="1.905cm" draw:page-number="5" presentation:class="page"/>
          <draw:frame draw:name="Google Shape;84;gc7b710cc74_0_122:notes" presentation:style-name="pr8"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Linux Libertine G'" style:font-family-generic-asian="system" style:font-pitch-asian="variable" style:font-size-asian="18pt" style:font-style-asian="normal" style:font-weight-asian="normal"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Linux Libertine G'" style:font-family-generic-asian="system" style:font-pitch-asian="variable" style:font-size-asian="20pt" style:font-style-asian="normal" style:font-weight-asian="normal"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Linux Libertine G'" style:font-family-generic-asian="system" style:font-pitch-asian="variable" style:font-size-asian="32pt" style:font-style-asian="normal" style:font-weight-asian="normal"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Linux Libertine G'" style:font-family-generic-asian="system" style:font-pitch-asian="variable" style:font-size-asian="20pt" style:font-style-asian="normal" style:font-weight-asian="normal"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Linux Libertine G'" style:font-family-generic-asian="system" style:font-pitch-asian="variable" style:font-size-asian="32pt" style:font-style-asian="normal" style:font-weight-asian="normal"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91d63"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424242"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5" style:family="paragraph">
      <style:paragraph-properties fo:text-align="start" style:font-independent-line-spacing="true"/>
      <style:text-properties fo:font-size="10pt" style:font-size-asian="14pt" style:font-size-complex="14pt"/>
    </style:style>
    <style:style style:name="MP6"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424242" style:text-line-through-style="none" style:text-position="0% 100%" fo:font-family="'Source Code Pro'" fo:font-size="10pt" fo:letter-spacing="normal" fo:font-style="normal" style:text-underline-style="none" fo:font-weight="normal" style:font-family-asian="'Source Code Pro'" style:font-size-asian="10pt" style:font-style-asian="normal" style:font-weight-asian="normal" style:font-family-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 style:page-layout-name="PM1" draw:style-name="Mdp1">
      <draw:custom-shape draw:name="Google Shape;10;p2" draw:style-name="Mgr3" draw:text-style-name="MP3" draw:layer="backgroundobjects" svg:width="1.921cm" svg:height="1.078cm" draw:transform="rotate (3.1415926535892) translate (13.661cm 9.2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p2" draw:style-name="Mgr3" draw:text-style-name="MP3" draw:layer="backgroundobjects" svg:width="25.399cm" svg:height="8.67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 presentation:style-name="TITLE-title" draw:layer="backgroundobjects" svg:width="23.006cm" svg:height="5.857cm" svg:x="1.142cm" svg:y="1.79cm" presentation:class="title" presentation:placeholder="true" presentation:user-transformed="true">
        <draw:text-box/>
      </draw:frame>
      <draw:frame draw:name="Google Shape;14;p2" presentation:style-name="Mpr1"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20;p4" draw:style-name="Mgr4" draw:text-style-name="MP6" draw:layer="backgroundobjects" svg:width="1.705cm" svg:height="0.001cm" svg:x="1.192cm" svg:y="3.543cm">
        <text:p/>
        <draw:enhanced-geometry draw:mirror-horizontal="false" draw:mirror-vertical="false" svg:viewBox="0 0 21600 21600" draw:type="mso-spt32" draw:enhanced-path="M 0 0 L 21600 21600 N"/>
      </draw:custom-shape>
      <draw:frame draw:name="Google Shape;21;p4" presentation:style-name="TITLE_5f_AND_5f_BODY-title" draw:layer="backgroundobjects" svg:width="23.667cm" svg:height="2.037cm" svg:x="0.866cm" svg:y="1.035cm" presentation:class="title" presentation:placeholder="true" presentation:user-transformed="true">
        <draw:text-box/>
      </draw:frame>
      <draw:frame draw:name="Google Shape;22;p4" presentation:style-name="TITLE_5f_AND_5f_BODY-outline1" draw:layer="backgroundobjects" svg:width="23.667cm" svg:height="8.61cm" svg:x="0.866cm" svg:y="4.08cm" presentation:class="outline" presentation:placeholder="true" presentation:user-transformed="true">
        <draw:text-box/>
      </draw:frame>
      <draw:frame draw:name="Google Shape;23;p4" presentation:style-name="Mpr4" draw:text-style-name="MP5" draw:layer="backgroundobjects" svg:width="1.523cm" svg:height="1.092cm" svg:x="23.535cm" svg:y="12.953cm" presentation:class="page-number" presentation:user-transformed="true">
        <draw:text-box>
          <text:p text:style-name="MP4"><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9$Win32 OpenOffice.org_project/419m1$Build-9805</meta:generator>
    <dc:date>2021-03-26T12:13:47.06</dc:date>
    <dc:creator>Lakshya  Tangri</dc:creator>
    <meta:editing-duration>PT7M59S</meta:editing-duration>
    <meta:editing-cycles>2</meta:editing-cycles>
    <meta:document-statistic meta:object-count="50"/>
  </office:meta>
</office:document-meta>
</file>